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1ed" officeooo:paragraph-rsid="001461ed"/>
    </style:style>
    <style:style style:name="P2" style:family="paragraph" style:parent-style-name="Text_20_body">
      <style:paragraph-properties fo:padding="0.0193in" fo:border="0.06pt solid #d9d9e3"/>
    </style:style>
    <style:style style:name="P3" style:family="paragraph" style:parent-style-name="Text_20_body">
      <style:paragraph-properties fo:padding="0.0193in" fo:border="0.06pt solid #d9d9e3"/>
      <style:text-properties loext:padding="0.0193in" loext:border="0.06pt solid #d9d9e3"/>
    </style:style>
    <style:style style:name="P4" style:family="paragraph" style:parent-style-name="Text_20_body">
      <style:paragraph-properties fo:padding="0.0193in" fo:border="0.06pt solid #d9d9e3"/>
      <style:text-properties officeooo:paragraph-rsid="001461ed" loext:padding="0.0193in" loext:border="0.06pt solid #d9d9e3"/>
    </style:style>
    <style:style style:name="P5" style:family="paragraph" style:parent-style-name="Text_20_body">
      <style:text-properties officeooo:paragraph-rsid="001461ed"/>
    </style:style>
    <style:style style:name="T1" style:family="text">
      <style:text-properties officeooo:rsid="001461ed"/>
    </style:style>
    <style:style style:name="T2" style:family="text">
      <style:text-properties loext:padding="0.0193in" loext:border="0.06pt solid #d9d9e3"/>
    </style:style>
    <style:style style:name="T3" style:family="text">
      <style:text-properties style:text-position="super 58%" officeooo:rsid="00146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">Executive Summary: Internship Report in Auditing and Tax Returns</text:span></text:span></text:p>
      <text:p text:style-name="P4">This executive summary provides an overview of <text:span text:style-name="T1">my </text:span>internship <text:span text:style-name="T1">journey</text:span> conducted <text:span text:style-name="T1">at TIMO Associates for a period of six weeks which commenced on 17</text:span><text:span text:style-name="T3">th</text:span><text:span text:style-name="T1"> /July/2023 to 31</text:span><text:span text:style-name="T3">st</text:span><text:span text:style-name="T1"> /August/2023.</text:span></text:p>
      <text:p text:style-name="P4"><text:s/>The internship aimed to provide <text:s/><text:span text:style-name="T1">me</text:span> with practical experience in the application of auditing and taxation principles within a professional setting.</text:p>
      <text:p text:style-name="P3">During the internship, <text:span text:style-name="T1">I</text:span> gained insights into the practical aspects of auditing procedures and tax return preparation. <text:s/>The primary objectives of the internship were to develop <text:span text:style-name="T1">my </text:span>understanding of auditing practices, enhance <text:span text:style-name="T1">my</text:span> knowledge of taxation regulations, and foster skills in data analysis and financial reporting.</text:p>
      <text:p text:style-name="P3"><text:span text:style-name="T1">I </text:span>was actively engaged in various auditing processes, including risk assessment, internal control evaluation, and substantive testing. Through hands-on involvement in real client engagements, <text:span text:style-name="T1">I</text:span> gained practical experience in identifying potential financial discrepancies and evaluating the effectiveness of internal controls. This exposure helped them develop a strong foundation in auditing methodologies and principles.</text:p>
      <text:p text:style-name="P3">Additionally, <text:span text:style-name="T1">I </text:span>participated in the preparation of tax returns for individuals and businesses. <text:span text:style-name="T1">I </text:span>worked closely with tax professionals to understand the intricacies of tax laws and regulations. This involvement enabled <text:span text:style-name="T1">me</text:span> to apply theoretical knowledge to real-world scenarios, ensuring accurate and compliant tax return filings.</text:p>
      <text:p text:style-name="P3">Throughout the internship, the <text:span text:style-name="T1">I </text:span>demonstrated strong analytical skills, attention to detail, and the ability to work effectively within a team. <text:span text:style-name="T1">I</text:span> effectively utilized software tools commonly employed in auditing and tax preparation, showcasing adaptability to modern technologies used in the industry.</text:p>
      <text:p text:style-name="P3">The experience gained during the internship significantly contributed to the <text:span text:style-name="T1">my </text:span>professional growth and development. The hands-on exposure to auditing and taxation processes provided valuable insights into the practical application of theoretical concepts learned during <text:span text:style-name="T1">my</text:span> academic studies. <text:span text:style-name="T1">My </text:span>interactions with clients and industry professionals also enhanced <text:span text:style-name="T1">my</text:span> communication and interpersonal skills.</text:p>
      <text:p text:style-name="P3">In conclusion, the internship provided the <text:span text:style-name="T1">me</text:span> with a comprehensive understanding of auditing practices and tax return preparation in a professional context. The experience gained will undoubtedly prove beneficial as <text:span text:style-name="T1">my </text:span>transitions from academia to the corporate world. The internship report sheds light on the practical aspects of auditing and taxation, highlighting the significance of real-world experience in supplementing theoretical knowledge.</text:p>
      <text:p text:style-name="P2"><text:span text:style-name="T2"/></text:p>
      <text:p text:style-name="Text_20_body"><text:soft-page-break/><text:line-break/></text:p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1:43:16.447307107</meta:creation-date>
    <dc:date>2023-08-21T15:15:49.023275020</dc:date>
    <meta:editing-duration>PT3H32M35S</meta:editing-duration>
    <meta:editing-cycles>1</meta:editing-cycles>
    <meta:document-statistic meta:table-count="0" meta:image-count="0" meta:object-count="0" meta:page-count="2" meta:paragraph-count="10" meta:word-count="358" meta:character-count="2618" meta:non-whitespace-character-count="2265"/>
    <meta:generator>LibreOffice/7.5.2.2$Linux_X86_64 LibreOffice_project/50$Build-2</meta:generator>
  </office:meta>
</office:document-meta>
</file>